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1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7cm"/>
    </style:style>
    <style:style style:name="gr3" style:family="graphic" style:parent-style-name="objectwithoutfill">
      <style:graphic-properties svg:stroke-width="0.018cm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</style:style>
    <style:style style:name="gr8" style:family="graphic" style:parent-style-name="objectwithoutfill">
      <style:graphic-properties svg:stroke-width="0.018cm" draw:marker-start="Short_20_line_20_Arrow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="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text-properties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cm" svg:height="1.361cm" svg:x="18.5cm" svg:y="5.233cm">
          <draw:text-box>
            <text:p text:style-name="P1"><text:span text:style-name="T1">Dash </text:span></text:p>
            <text:p text:style-name="P1"><text:span text:style-name="T1">User interface</text:span></text:p>
          </draw:text-box>
        </draw:frame>
        <draw:frame draw:style-name="gr1" draw:text-style-name="P2" draw:layer="layout" svg:width="2.5cm" svg:height="1.351cm" svg:x="14cm" svg:y="5.234cm">
          <draw:text-box>
            <text:p text:style-name="P1"><text:span text:style-name="T1">DB</text:span></text:p>
          </draw:text-box>
        </draw:frame>
        <draw:frame draw:style-name="gr2" draw:text-style-name="P3" draw:layer="layout" svg:width="1.907cm" svg:height="0.569cm" svg:x="16.5cm" svg:y="5.399cm">
          <draw:text-box>
            <text:p><text:span text:style-name="T2">Data / SQL</text:span></text:p>
          </draw:text-box>
        </draw:frame>
        <draw:line draw:style-name="gr3" draw:text-style-name="P1" draw:layer="layout" svg:x1="16.5cm" svg:y1="6.084cm" svg:x2="18.5cm" svg:y2="6.084cm">
          <text:p/>
        </draw:line>
        <draw:frame draw:style-name="gr1" draw:text-style-name="P2" draw:layer="layout" svg:width="2.5cm" svg:height="1.351cm" svg:x="9.4cm" svg:y="5.235cm">
          <draw:text-box>
            <text:p text:style-name="P1"><text:span text:style-name="T1">AI</text:span></text:p>
          </draw:text-box>
        </draw:frame>
        <draw:frame draw:style-name="gr4" draw:text-style-name="P5" draw:layer="layout" svg:width="2.145cm" svg:height="1.088cm" svg:x="11.855cm" svg:y="5.5cm">
          <draw:text-box>
            <text:p text:style-name="P4"><text:span text:style-name="T3">raw and </text:span></text:p>
            <text:p text:style-name="P4"><text:span text:style-name="T3">calculated data</text:span></text:p>
            <text:p text:style-name="P4"><text:span text:style-name="T3">SQL</text:span></text:p>
          </draw:text-box>
        </draw:frame>
        <draw:line draw:style-name="gr3" draw:text-style-name="P1" draw:layer="layout" svg:x1="11.9cm" svg:y1="5.5cm" svg:x2="14cm" svg:y2="5.502cm">
          <text:p/>
        </draw:line>
        <draw:line draw:style-name="gr3" draw:text-style-name="P1" draw:layer="layout" svg:x1="10.5cm" svg:y1="6.584cm" svg:x2="10.5cm" svg:y2="7.584cm">
          <text:p/>
        </draw:line>
        <draw:frame draw:style-name="gr5" draw:text-style-name="P3" draw:layer="layout" svg:width="1.086cm" svg:height="0.569cm" svg:x="11.134cm" svg:y="6.74cm">
          <draw:text-box>
            <text:p><text:span text:style-name="T2">GET</text:span></text:p>
          </draw:text-box>
        </draw:frame>
        <draw:frame draw:style-name="gr1" draw:text-style-name="P2" draw:layer="layout" svg:width="2.5cm" svg:height="1.351cm" svg:x="9.4cm" svg:y="7.636cm">
          <draw:text-box>
            <text:p text:style-name="P1"><text:span text:style-name="T1">MX</text:span></text:p>
          </draw:text-box>
        </draw:frame>
        <draw:frame draw:style-name="gr1" draw:text-style-name="P2" draw:layer="layout" svg:width="2.5cm" svg:height="1.351cm" svg:x="9.4cm" svg:y="10.037cm">
          <draw:text-box>
            <text:p text:style-name="P1"><text:span text:style-name="T1">AO</text:span></text:p>
          </draw:text-box>
        </draw:frame>
        <draw:line draw:style-name="gr3" draw:text-style-name="P1" draw:layer="layout" svg:x1="10.5cm" svg:y1="8.98cm" svg:x2="10.5cm" svg:y2="9.98cm">
          <text:p/>
        </draw:line>
        <draw:frame draw:style-name="gr5" draw:text-style-name="P3" draw:layer="layout" svg:width="1.074cm" svg:height="0.569cm" svg:x="10.734cm" svg:y="9.041cm">
          <draw:text-box>
            <text:p><text:span text:style-name="T2">Post</text:span></text:p>
          </draw:text-box>
        </draw:frame>
        <draw:line draw:style-name="gr3" draw:text-style-name="P1" draw:layer="layout" svg:x1="9.579cm" svg:y1="4.191cm" svg:x2="9.579cm" svg:y2="5.191cm">
          <text:p/>
        </draw:line>
        <draw:line draw:style-name="gr3" draw:text-style-name="P1" draw:layer="layout" svg:x1="9.879cm" svg:y1="4.187cm" svg:x2="9.879cm" svg:y2="5.187cm">
          <text:p/>
        </draw:line>
        <draw:line draw:style-name="gr3" draw:text-style-name="P1" draw:layer="layout" svg:x1="10.179cm" svg:y1="4.183cm" svg:x2="10.179cm" svg:y2="5.183cm">
          <text:p/>
        </draw:line>
        <draw:line draw:style-name="gr3" draw:text-style-name="P1" draw:layer="layout" svg:x1="10.479cm" svg:y1="4.179cm" svg:x2="10.479cm" svg:y2="5.179cm">
          <text:p/>
        </draw:line>
        <draw:line draw:style-name="gr3" draw:text-style-name="P1" draw:layer="layout" svg:x1="10.779cm" svg:y1="4.175cm" svg:x2="10.779cm" svg:y2="5.175cm">
          <text:p/>
        </draw:line>
        <draw:line draw:style-name="gr3" draw:text-style-name="P1" draw:layer="layout" svg:x1="11.079cm" svg:y1="4.171cm" svg:x2="11.079cm" svg:y2="5.171cm">
          <text:p/>
        </draw:line>
        <draw:line draw:style-name="gr3" draw:text-style-name="P1" draw:layer="layout" svg:x1="11.379cm" svg:y1="4.167cm" svg:x2="11.379cm" svg:y2="5.167cm">
          <text:p/>
        </draw:line>
        <draw:line draw:style-name="gr3" draw:text-style-name="P1" draw:layer="layout" svg:x1="11.679cm" svg:y1="4.163cm" svg:x2="11.679cm" svg:y2="5.163cm">
          <text:p/>
        </draw:line>
        <draw:frame draw:style-name="gr6" draw:text-style-name="P3" draw:layer="layout" svg:width="1.408cm" svg:height="0.569cm" svg:x="9.904cm" svg:y="3.5cm">
          <draw:text-box>
            <text:p><text:span text:style-name="T2">AI 1...8</text:span></text:p>
          </draw:text-box>
        </draw:frame>
        <draw:line draw:style-name="gr3" draw:text-style-name="P1" draw:layer="layout" svg:x1="10.079cm" svg:y1="11.387cm" svg:x2="10.079cm" svg:y2="12.387cm">
          <text:p/>
        </draw:line>
        <draw:line draw:style-name="gr3" draw:text-style-name="P1" draw:layer="layout" svg:x1="10.379cm" svg:y1="11.383cm" svg:x2="10.379cm" svg:y2="12.383cm">
          <text:p/>
        </draw:line>
        <draw:line draw:style-name="gr3" draw:text-style-name="P1" draw:layer="layout" svg:x1="10.679cm" svg:y1="11.379cm" svg:x2="10.679cm" svg:y2="12.379cm">
          <text:p/>
        </draw:line>
        <draw:line draw:style-name="gr3" draw:text-style-name="P1" draw:layer="layout" svg:x1="10.979cm" svg:y1="11.375cm" svg:x2="10.979cm" svg:y2="12.375cm">
          <text:p/>
        </draw:line>
        <draw:frame draw:style-name="gr7" draw:text-style-name="P3" draw:layer="layout" svg:width="1.548cm" svg:height="0.569cm" svg:x="9.804cm" svg:y="12.401cm">
          <draw:text-box>
            <text:p><text:span text:style-name="T2">AO 1...4</text:span></text:p>
          </draw:text-box>
        </draw:frame>
        <draw:line draw:style-name="gr3" draw:text-style-name="P1" draw:layer="layout" svg:x1="8.538cm" svg:y1="5.884cm" svg:x2="9.396cm" svg:y2="5.884cm">
          <text:p/>
        </draw:line>
        <draw:line draw:style-name="gr3" draw:text-style-name="P1" draw:layer="layout" svg:x1="8.534cm" svg:y1="8.284cm" svg:x2="9.392cm" svg:y2="8.284cm">
          <text:p/>
        </draw:line>
        <draw:line draw:style-name="gr3" draw:text-style-name="P1" draw:layer="layout" svg:x1="8.53cm" svg:y1="10.684cm" svg:x2="9.388cm" svg:y2="10.684cm">
          <text:p/>
        </draw:line>
        <draw:frame draw:style-name="gr1" draw:text-style-name="P2" draw:layer="layout" svg:width="2.5cm" svg:height="1.361cm" svg:x="19.3cm" svg:y="10.038cm">
          <draw:text-box>
            <text:p text:style-name="P1"><text:span text:style-name="T1">Config</text:span></text:p>
            <text:p text:style-name="P1"><text:span text:style-name="T1">file</text:span></text:p>
          </draw:text-box>
        </draw:frame>
        <draw:line draw:style-name="gr8" draw:text-style-name="P1" draw:layer="layout" svg:x1="20.5cm" svg:y1="10cm" svg:x2="20.5cm" svg:y2="6.598cm">
          <text:p/>
        </draw:line>
        <draw:line draw:style-name="gr9" draw:text-style-name="P1" draw:layer="layout" svg:x1="8.5cm" svg:y1="13.084cm" svg:x2="8.538cm" svg:y2="5.884cm">
          <text:p/>
        </draw:line>
        <draw:line draw:style-name="gr9" draw:text-style-name="P1" draw:layer="layout" svg:x1="8.5cm" svg:y1="13.084cm" svg:x2="20.5cm" svg:y2="13.084cm">
          <text:p/>
        </draw:line>
        <draw:line draw:style-name="gr10" draw:text-style-name="P1" draw:layer="layout" svg:x1="20.5cm" svg:y1="13.084cm" svg:x2="20.5cm" svg:y2="11.398cm">
          <text:p/>
        </draw:line>
        <draw:frame draw:style-name="gr11" draw:text-style-name="P3" draw:layer="layout" svg:width="1.065cm" svg:height="0.569cm" svg:x="15.034cm" svg:y="12.542cm">
          <draw:text-box>
            <text:p><text:span text:style-name="T2">read</text:span></text:p>
          </draw:text-box>
        </draw:frame>
        <draw:frame draw:style-name="gr12" draw:text-style-name="P3" draw:layer="layout" svg:width="2.865cm" svg:height="0.887cm" svg:x="20.635cm" svg:y="7.543cm">
          <draw:text-box>
            <text:p><text:span text:style-name="T2">read / write</text:span></text:p>
          </draw:text-box>
        </draw:frame>
        <draw:line draw:style-name="gr3" draw:text-style-name="P1" draw:layer="layout" svg:x1="10.8cm" svg:y1="7.58cm" svg:x2="10.8cm" svg:y2="6.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48M26S</meta:editing-duration>
    <meta:editing-cycles>9</meta:editing-cycles>
    <meta:generator>OpenOffice/4.1.7$Win32 OpenOffice.org_project/417m1$Build-9800</meta:generator>
    <dc:date>2020-05-14T11:26:22.26</dc:date>
    <meta:document-statistic meta:object-count="38"/>
  </office:meta>
</office:document-meta>
</file>